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0835in" fo:margin-bottom="0.0835in" style:contextual-spacing="false" fo:text-align="end" style:justify-single-word="false" style:snap-to-layout-grid="false"/>
    </style:style>
    <style:style style:name="P8" style:family="paragraph" style:parent-style-name="Standard">
      <style:paragraph-properties fo:margin-top="0.0835in" fo:margin-bottom="0.0835in" style:contextual-spacing="false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.0138in" fo:margin-bottom="0.0138in" style:contextual-spacing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0" style:family="paragraph" style:parent-style-name="Header">
      <style:paragraph-properties fo:margin-top="0.0138in" fo:margin-bottom="0.0138in" style:contextual-spacing="false" style:snap-to-layout-grid="false"/>
    </style:style>
    <style:style style:name="P11" style:family="paragraph" style:parent-style-name="Header">
      <style:paragraph-properties fo:margin-top="0.0138in" fo:margin-bottom="0.0138in" style:contextual-spacing="false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2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5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6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7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8" style:family="paragraph" style:parent-style-name="qmsversion"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9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20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Standard" style:list-style-name="L1"/>
    <style:style style:name="P22" style:family="paragraph" style:parent-style-name="Standard">
      <style:paragraph-properties fo:margin-top="0.0835in" fo:margin-bottom="0.0835in" style:contextual-spacing="false" fo:text-align="end" style:justify-single-word="false" style:snap-to-layout-gri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23" style:family="paragraph" style:parent-style-name="Text_20_body">
      <style:paragraph-properties fo:margin-left="0in" fo:margin-right="0in" fo:margin-top="0in" fo:margin-bottom="0.2402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.2402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 officeooo:paragraph-rsid="0013ed6d"/>
    </style:style>
    <style:style style:name="P25" style:family="paragraph" style:parent-style-name="Text_20_body">
      <style:paragraph-properties fo:margin-top="0.0835in" fo:margin-bottom="0.0835in" style:contextual-spacing="false" fo:text-align="end" style:justify-single-word="false" style:snap-to-layout-grid="false"/>
      <style:text-properties fo:font-variant="normal" fo:text-transform="none" fo:color="#141412" style:font-name="Source Sans Pro" fo:font-size="11.5pt" fo:letter-spacing="normal" fo:language="en" fo:country="US" fo:font-style="normal" fo:font-weight="normal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color="#808080" fo:font-size="8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ac0404" style:text-line-through-style="none" style:text-underline-style="none" style:text-blinking="false"/>
    </style:style>
    <style:style style:name="fr1" style:family="graphic" style:parent-style-name="Graphics">
      <style:graphic-properties fo:margin-left="0in" fo:margin-right="0in" fo:margin-top="0.05in" fo:margin-bottom="0.05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.05in" fo:margin-bottom="0.0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HOW TO RESET THE MYSQL PASSWORD IN UBUNTU OS</text:p>
      <text:p text:style-name="P23">STEP:1<text:line-break/>Change as “root” user by using the following command .</text:p>
      <text:p text:style-name="P24"/>
      <text:p text:style-name="P24">#sudo -i * it will ask password of that system */ <text:span text:style-name="T8"><draw:a xlink:type="simple" xlink:href="http://192.168.2.55/admin/wp-content/uploads/2014/02/php1.png"><draw:frame draw:style-name="fr1" draw:name="graphics1" text:anchor-type="as-char" svg:y="-3.0398in" svg:width="3.0193in" svg:height="2.2693in" draw:z-index="9"><draw:image xlink:href="http://192.168.2.55/admin/wp-content/uploads/2014/02/php1-300x225.png" xlink:type="simple" xlink:show="embed" xlink:actuate="onLoad"/></draw:frame></draw:a></text:span></text:p>
      <text:p text:style-name="P24"><text:line-break/>STEP 2:<text:line-break/>Stop the mysql server by using the following command<text:line-break/>#/etc/init.d/mysql stop<text:line-break/><text:span text:style-name="T8"><draw:a xlink:type="simple" xlink:href="http://192.168.2.55/admin/wp-content/uploads/2014/02/php2.png"><draw:frame draw:style-name="fr2" draw:name="graphics2" text:anchor-type="as-char" svg:width="3.0193in" svg:height="2.2693in" draw:z-index="0"><draw:image xlink:href="http://192.168.2.55/admin/wp-content/uploads/2014/02/php2-300x225.png" xlink:type="simple" xlink:show="embed" xlink:actuate="onLoad"/><svg:title>php2</svg:title></draw:frame></draw:a></text:span><text:line-break/>STEP :3<text:line-break/>Start the mysqld configuration by using the following command<text:line-break/>#sudo mysqld --skip-grant-tables &amp;<text:line-break/><text:soft-page-break/><text:span text:style-name="T8"><draw:a xlink:type="simple" xlink:href="http://192.168.2.55/admin/wp-content/uploads/2014/02/php3.png"><draw:frame draw:style-name="fr2" draw:name="graphics3" text:anchor-type="as-char" svg:width="3.0193in" svg:height="2.2693in" draw:z-index="1"><draw:image xlink:href="http://192.168.2.55/admin/wp-content/uploads/2014/02/php3-300x225.png" xlink:type="simple" xlink:show="embed" xlink:actuate="onLoad"/><svg:title>php3</svg:title></draw:frame></draw:a></text:span><text:line-break/>STEP :4<text:line-break/>Login to “MYSQL” as root by using the following command<text:line-break/>#mysql -u root mysql<text:line-break/><text:span text:style-name="T8"><draw:a xlink:type="simple" xlink:href="http://192.168.2.55/admin/wp-content/uploads/2014/02/php4.png"><draw:frame draw:style-name="fr2" draw:name="graphics4" text:anchor-type="as-char" svg:width="3.0193in" svg:height="2.2693in" draw:z-index="2"><draw:image xlink:href="http://192.168.2.55/admin/wp-content/uploads/2014/02/php4-300x225.png" xlink:type="simple" xlink:show="embed" xlink:actuate="onLoad"/><svg:title>php4</svg:title></draw:frame></draw:a></text:span><text:line-break/>STEP :5<text:line-break/>Reset the MYSQL password by using the following command .<text:line-break/>After you login to mysql, you execute the following command. Your mysql login identified by“mysql&gt;”.<text:line-break/>UPDATE user SET Password=PASSWORD('YOURNEWPASSWORD') WHERE User='root';FLUSH PRIVILEGES;exit;<text:line-break/><text:span text:style-name="T8"><draw:a xlink:type="simple" xlink:href="http://192.168.2.55/admin/wp-content/uploads/2014/02/php5.png"><draw:frame draw:style-name="fr2" draw:name="graphics5" text:anchor-type="as-char" svg:width="3.0193in" svg:height="2.2693in" draw:z-index="3"><draw:image xlink:href="http://192.168.2.55/admin/wp-content/uploads/2014/02/php5-300x225.png" xlink:type="simple" xlink:show="embed" xlink:actuate="onLoad"/><svg:title>php5</svg:title></draw:frame></draw:a></text:span><text:line-break/><text:soft-page-break/>In the above mentioned command “YOURNEWPASSWORD” Field is optional one. Here you can replace that field by yourself(your password).<text:line-break/>In the screen short we set password as “admin123” for mysql.<text:line-break/><text:span text:style-name="T8"><draw:a xlink:type="simple" xlink:href="http://192.168.2.55/admin/wp-content/uploads/2014/02/php6.png"><draw:frame draw:style-name="fr2" draw:name="graphics6" text:anchor-type="as-char" svg:width="3.0193in" svg:height="2.2693in" draw:z-index="4"><draw:image xlink:href="http://192.168.2.55/admin/wp-content/uploads/2014/02/php6-300x225.png" xlink:type="simple" xlink:show="embed" xlink:actuate="onLoad"/><svg:title>php6</svg:title></draw:frame></draw:a></text:span><text:line-break/>STEP :6<text:line-break/>After the successful execution of above commands you must restart the “Apache and Mysql Servers” by using the following command.<text:line-break/>1.Restart the Apache Server:<text:line-break/>#/etc/init.d/apache2 restart<text:line-break/><text:span text:style-name="T8"><draw:a xlink:type="simple" xlink:href="http://192.168.2.55/admin/wp-content/uploads/2014/02/php7.png"><draw:frame draw:style-name="fr2" draw:name="graphics7" text:anchor-type="as-char" svg:width="3.0193in" svg:height="2.2693in" draw:z-index="5"><draw:image xlink:href="http://192.168.2.55/admin/wp-content/uploads/2014/02/php7-300x225.png" xlink:type="simple" xlink:show="embed" xlink:actuate="onLoad"/><svg:title>php7</svg:title></draw:frame></draw:a></text:span><text:line-break/>2. Start the mysql server:<text:line-break/>#/etc/init.d/mysql start<text:line-break/><text:soft-page-break/><text:span text:style-name="T8"><draw:a xlink:type="simple" xlink:href="http://192.168.2.55/admin/wp-content/uploads/2014/02/php8.png"><draw:frame draw:style-name="fr2" draw:name="graphics8" text:anchor-type="as-char" svg:width="3.0193in" svg:height="2.2693in" draw:z-index="6"><draw:image xlink:href="http://192.168.2.55/admin/wp-content/uploads/2014/02/php8-300x225.png" xlink:type="simple" xlink:show="embed" xlink:actuate="onLoad"/><svg:title>php8</svg:title></draw:frame></draw:a></text:span><text:line-break/>After changing your password, you login through your new password.<text:line-break/>Successful Login Screen Short:<text:line-break/><text:span text:style-name="T8"><draw:a xlink:type="simple" xlink:href="http://192.168.2.55/admin/wp-content/uploads/2014/02/php9.png"><draw:frame draw:style-name="fr2" draw:name="graphics9" text:anchor-type="as-char" svg:width="3.0193in" svg:height="2.2693in" draw:z-index="7"><draw:image xlink:href="http://192.168.2.55/admin/wp-content/uploads/2014/02/php9-300x225.png" xlink:type="simple" xlink:show="embed" xlink:actuate="onLoad"/><svg:title>php9</svg:title></draw:frame></draw:a></text:span><text:line-break/>Your password is incorrect means the following screen will appear.<text:line-break/>Password Incorrect Screen Short:<text:line-break/><text:span text:style-name="T8"><draw:a xlink:type="simple" xlink:href="http://192.168.2.55/admin/wp-content/uploads/2014/02/php10.png"><draw:frame draw:style-name="fr2" draw:name="graphics10" text:anchor-type="as-char" svg:width="3.0193in" svg:height="2.2693in" draw:z-index="8"><draw:image xlink:href="http://192.168.2.55/admin/wp-content/uploads/2014/02/php10-300x225.png" xlink:type="simple" xlink:show="embed" xlink:actuate="onLoad"/><svg:title>php10</svg:title></draw:frame></draw:a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margin-top="0in" fo:margin-bottom="0in" style:contextual-spacing="false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margin-top="0in" fo:margin-bottom="0in" style:contextual-spacing="false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style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margin-top="0in" fo:margin-bottom="0in" style:contextual-spacing="false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 style:contextual-spacing="false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6-04T12:37:17</meta:creation-date>
    <dc:date>2014-12-23T18:06:11</dc:date>
    <meta:editing-duration>PT6H12M5S</meta:editing-duration>
    <meta:editing-cycles>55</meta:editing-cycles>
    <meta:generator>LibreOffice/4.0.4.2$Linux_x86 LibreOffice_project/400m0$Build-2</meta:generator>
    <dc:creator>root </dc:creator>
    <meta:document-statistic meta:table-count="0" meta:image-count="10" meta:object-count="0" meta:page-count="4" meta:paragraph-count="4" meta:word-count="203" meta:character-count="1338" meta:non-whitespace-character-count="1129"/>
  </office:meta>
</office:document-meta>
</file>